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6.61pt"/>
    </style:style>
    <style:style style:name="co2" style:family="table-column">
      <style:table-column-properties fo:break-before="auto" style:column-width="66.05pt"/>
    </style:style>
    <style:style style:name="co3" style:family="table-column">
      <style:table-column-properties fo:break-before="auto" style:column-width="37.16pt"/>
    </style:style>
    <style:style style:name="co4" style:family="table-column">
      <style:table-column-properties fo:break-before="auto" style:column-width="64.15pt"/>
    </style:style>
    <style:style style:name="co5" style:family="table-column">
      <style:table-column-properties fo:break-before="auto" style:column-width="38.1pt"/>
    </style:style>
    <style:style style:name="co6" style:family="table-column">
      <style:table-column-properties fo:break-before="auto" style:column-width="64.66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69.96pt"/>
    </style:style>
    <style:style style:name="co9" style:family="table-column">
      <style:table-column-properties fo:break-before="auto" style:column-width="38.5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4.75pt"/>
    </style:style>
    <style:style style:name="co12" style:family="table-column">
      <style:table-column-properties fo:break-before="auto" style:column-width="165pt"/>
    </style:style>
    <style:style style:name="co13" style:family="table-column">
      <style:table-column-properties fo:break-before="auto" style:column-width="156.3pt"/>
    </style:style>
    <style:style style:name="co14" style:family="table-column">
      <style:table-column-properties fo:break-before="auto" style:column-width="338.2pt"/>
    </style:style>
    <style:style style:name="co15" style:family="table-column">
      <style:table-column-properties fo:break-before="auto" style:column-width="183.29pt"/>
    </style:style>
    <style:style style:name="co16" style:family="table-column">
      <style:table-column-properties fo:break-before="auto" style:column-width="34.7pt"/>
    </style:style>
    <style:style style:name="co17" style:family="table-column">
      <style:table-column-properties fo:break-before="auto" style:column-width="71.4pt"/>
    </style:style>
    <style:style style:name="co18" style:family="table-column">
      <style:table-column-properties fo:break-before="auto" style:column-width="40.51pt"/>
    </style:style>
    <style:style style:name="co19" style:family="table-column">
      <style:table-column-properties fo:break-before="auto" style:column-width="77.64pt"/>
    </style:style>
    <style:style style:name="co20" style:family="table-column">
      <style:table-column-properties fo:break-before="auto" style:column-width="113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e9eb8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fo:background-color="#3e9eb8" style:text-align-source="fix" style:repeat-content="false" fo:border="0.06pt solid #000000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9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ombo_models_by_mi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1"/>
        </table:table-row>
        <table:table-row table:style-name="ro1">
          <table:table-cell office:value-type="string" calcext:value-type="string">
            <text:p>Slate 16</text:p>
          </table:table-cell>
          <table:table-cell table:style-name="ce1" office:value-type="float" office:value="0.013347835370237" calcext:value-type="float">
            <text:p>0.013347835370237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30222619524555" calcext:value-type="float">
            <text:p>0.013022261952456</text:p>
          </table:table-cell>
          <table:table-cell office:value-type="string" calcext:value-type="string">
            <text:p>C</text:p>
          </table:table-cell>
          <table:table-cell table:style-name="ce1" office:value-type="float" office:value="0.0126721984172088" calcext:value-type="float">
            <text:p>0.012672198417209</text:p>
          </table:table-cell>
          <table:table-cell office:value-type="string" calcext:value-type="string">
            <text:p>B</text:p>
          </table:table-cell>
          <table:table-cell table:style-name="ce9" office:value-type="float" office:value="0.0124157350510359" calcext:value-type="float">
            <text:p>0.01241573505103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ce1" office:value-type="float" office:value="0.342872776131363" calcext:value-type="float">
            <text:p>0.342872776131363</text:p>
          </table:table-cell>
          <table:table-cell office:value-type="string" calcext:value-type="string">
            <text:p>D</text:p>
          </table:table-cell>
          <table:table-cell table:style-name="ce1" office:value-type="float" office:value="0.696576175917834" calcext:value-type="float">
            <text:p>0.696576175917834</text:p>
          </table:table-cell>
          <table:table-cell office:value-type="string" calcext:value-type="string">
            <text:p>C</text:p>
          </table:table-cell>
          <table:table-cell table:style-name="ce1" office:value-type="float" office:value="0.739571940124771" calcext:value-type="float">
            <text:p>0.739571940124771</text:p>
          </table:table-cell>
          <table:table-cell office:value-type="string" calcext:value-type="string">
            <text:p>B</text:p>
          </table:table-cell>
          <table:table-cell table:style-name="ce9" office:value-type="float" office:value="0.84736701619912" calcext:value-type="float">
            <text:p>0.84736701619912</text:p>
          </table:table-cell>
          <table:table-cell office:value-type="string" calcext:value-type="string">
            <text:p>W</text:p>
          </table:table-cell>
          <table:table-cell table:formula="of:=MAX([.B3];[.D3];[.F3];[.H3])" office:value-type="float" office:value="0.84736701619912" calcext:value-type="float">
            <text:p>0.84736701619912</text:p>
          </table:table-cell>
        </table:table-row>
        <table:table-row table:style-name="ro1">
          <table:table-cell office:value-type="string" calcext:value-type="string">
            <text:p>Slate 18 </text:p>
          </table:table-cell>
          <table:table-cell table:number-columns-repeated="2"/>
          <table:table-cell table:style-name="ce1" office:value-type="float" office:value="0.0130481870374843" calcext:value-type="float">
            <text:p>0.013048187037484</text:p>
          </table:table-cell>
          <table:table-cell office:value-type="string" calcext:value-type="string">
            <text:p>C</text:p>
          </table:table-cell>
          <table:table-cell table:style-name="ce1" office:value-type="float" office:value="0.0126469724134288" calcext:value-type="float">
            <text:p>0.012646972413429</text:p>
          </table:table-cell>
          <table:table-cell office:value-type="string" calcext:value-type="string">
            <text:p>B</text:p>
          </table:table-cell>
          <table:table-cell table:style-name="ce9" office:value-type="float" office:value="0.0124335559085011" calcext:value-type="float">
            <text:p>0.012433555908501</text:p>
          </table:table-cell>
          <table:table-cell office:value-type="string" calcext:value-type="string">
            <text:p>A</text:p>
          </table:table-cell>
          <table:table-cell table:style-name="ce1" table:formula="of:=MIN([.D4];[.F4];[.H4])" office:value-type="float" office:value="0.0124335559085011" calcext:value-type="float">
            <text:p>0.012433555908501</text:p>
          </table:table-cell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table:style-name="ce1" office:value-type="float" office:value="0.652507510245478" calcext:value-type="float">
            <text:p>0.652507510245478</text:p>
          </table:table-cell>
          <table:table-cell office:value-type="string" calcext:value-type="string">
            <text:p>C</text:p>
          </table:table-cell>
          <table:table-cell table:style-name="ce1" office:value-type="float" office:value="0.743823921589388" calcext:value-type="float">
            <text:p>0.743823921589388</text:p>
          </table:table-cell>
          <table:table-cell office:value-type="string" calcext:value-type="string">
            <text:p>B</text:p>
          </table:table-cell>
          <table:table-cell table:style-name="ce1" office:value-type="float" office:value="0.846715307442803" calcext:value-type="float">
            <text:p>0.846715307442803</text:p>
          </table:table-cell>
          <table:table-cell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22</text:p>
          </table:table-cell>
          <table:table-cell table:number-columns-repeated="2"/>
          <table:table-cell table:style-name="ce1" office:value-type="float" office:value="0.017164897463214" calcext:value-type="float">
            <text:p>0.017164897463214</text:p>
          </table:table-cell>
          <table:table-cell office:value-type="string" calcext:value-type="string">
            <text:p>C</text:p>
          </table:table-cell>
          <table:table-cell table:style-name="ce1" office:value-type="float" office:value="0.01759915062062" calcext:value-type="float">
            <text:p>0.01759915062062</text:p>
          </table:table-cell>
          <table:table-cell office:value-type="string" calcext:value-type="string">
            <text:p>B</text:p>
          </table:table-cell>
          <table:table-cell table:style-name="ce9" office:value-type="float" office:value="0.0165816992521286" calcext:value-type="float">
            <text:p>0.016581699252129</text:p>
          </table:table-cell>
          <table:table-cell table:style-name="ce9"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late 23</text:p>
          </table:table-cell>
          <table:table-cell table:number-columns-repeated="2"/>
          <table:table-cell table:style-name="ce1" office:value-type="float" office:value="0.604892974206873" calcext:value-type="float">
            <text:p>0.604892974206873</text:p>
          </table:table-cell>
          <table:table-cell office:value-type="string" calcext:value-type="string">
            <text:p>C</text:p>
          </table:table-cell>
          <table:table-cell table:style-name="ce1" office:value-type="float" office:value="0.524996982085381" calcext:value-type="float">
            <text:p>0.524996982085381</text:p>
          </table:table-cell>
          <table:table-cell office:value-type="string" calcext:value-type="string">
            <text:p>B</text:p>
          </table:table-cell>
          <table:table-cell table:style-name="ce9" office:value-type="float" office:value="0.792238049068927" calcext:value-type="float">
            <text:p>0.792238049068927</text:p>
          </table:table-cell>
          <table:table-cell table:style-name="ce9" office:value-type="string" calcext:value-type="string">
            <text:p>N</text:p>
          </table:table-cell>
          <table:table-cell/>
        </table:table-row>
        <table:table-row table:style-name="ro1" table:number-rows-repeated="6">
          <table:table-cell table:number-columns-repeated="10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models_by_mean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1"/>
        </table:table-row>
        <table:table-row table:style-name="ro1">
          <table:table-cell office:value-type="string" calcext:value-type="string">
            <text:p>Slate 16</text:p>
          </table:table-cell>
          <table:table-cell table:style-name="ce1" office:value-type="float" office:value="0.0157661377136674" calcext:value-type="float">
            <text:p>0.015766137713667</text:p>
          </table:table-cell>
          <table:table-cell office:value-type="string" calcext:value-type="string">
            <text:p>D</text:p>
          </table:table-cell>
          <table:table-cell office:value-type="float" office:value="0.0155424596021395" calcext:value-type="float">
            <text:p>0.01554245960214</text:p>
          </table:table-cell>
          <table:table-cell office:value-type="string" calcext:value-type="string">
            <text:p>C</text:p>
          </table:table-cell>
          <table:table-cell office:value-type="float" office:value="0.0153141995892671" calcext:value-type="float">
            <text:p>0.015314199589267</text:p>
          </table:table-cell>
          <table:table-cell office:value-type="string" calcext:value-type="string">
            <text:p>B</text:p>
          </table:table-cell>
          <table:table-cell table:style-name="ce9" office:value-type="float" office:value="0.0151460804821303" calcext:value-type="float">
            <text:p>0.01514608048213</text:p>
          </table:table-cell>
          <table:table-cell table:style-name="ce9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Slate 17</text:p>
          </table:table-cell>
          <table:table-cell table:style-name="ce1" office:value-type="float" office:value="0.311600892983122" calcext:value-type="float">
            <text:p>0.311600892983122</text:p>
          </table:table-cell>
          <table:table-cell office:value-type="string" calcext:value-type="string">
            <text:p>D</text:p>
          </table:table-cell>
          <table:table-cell office:value-type="float" office:value="0.571338942170899" calcext:value-type="float">
            <text:p>0.571338942170899</text:p>
          </table:table-cell>
          <table:table-cell office:value-type="string" calcext:value-type="string">
            <text:p>C</text:p>
          </table:table-cell>
          <table:table-cell office:value-type="float" office:value="0.673379446641675" calcext:value-type="float">
            <text:p>0.673379446641675</text:p>
          </table:table-cell>
          <table:table-cell office:value-type="string" calcext:value-type="string">
            <text:p>B</text:p>
          </table:table-cell>
          <table:table-cell table:style-name="ce9" office:value-type="float" office:value="0.805298618501957" calcext:value-type="float">
            <text:p>0.805298618501957</text:p>
          </table:table-cell>
          <table:table-cell table:style-name="ce9"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18</text:p>
          </table:table-cell>
          <table:table-cell table:number-columns-repeated="2"/>
          <table:table-cell office:value-type="float" office:value="0.0156452479469441" calcext:value-type="float">
            <text:p>0.015645247946944</text:p>
          </table:table-cell>
          <table:table-cell office:value-type="string" calcext:value-type="string">
            <text:p>C</text:p>
          </table:table-cell>
          <table:table-cell office:value-type="float" office:value="0.0153082370426821" calcext:value-type="float">
            <text:p>0.015308237042682</text:p>
          </table:table-cell>
          <table:table-cell office:value-type="string" calcext:value-type="string">
            <text:p>B</text:p>
          </table:table-cell>
          <table:table-cell table:style-name="ce9" office:value-type="float" office:value="0.0151863422555228" calcext:value-type="float">
            <text:p>0.015186342255523</text:p>
          </table:table-cell>
          <table:table-cell table:style-name="ce9"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Slate 19</text:p>
          </table:table-cell>
          <table:table-cell table:number-columns-repeated="2"/>
          <table:table-cell office:value-type="float" office:value="0.569692534156981" calcext:value-type="float">
            <text:p>0.569692534156981</text:p>
          </table:table-cell>
          <table:table-cell office:value-type="string" calcext:value-type="string">
            <text:p>C</text:p>
          </table:table-cell>
          <table:table-cell office:value-type="float" office:value="0.668955051176114" calcext:value-type="float">
            <text:p>0.668955051176114</text:p>
          </table:table-cell>
          <table:table-cell office:value-type="string" calcext:value-type="string">
            <text:p>B</text:p>
          </table:table-cell>
          <table:table-cell table:style-name="ce1" office:value-type="float" office:value="0.804685833704627" calcext:value-type="float">
            <text:p>0.804685833704627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Slate 20</text:p>
          </table:table-cell>
          <table:table-cell table:number-columns-repeated="3"/>
          <table:table-cell table:style-name="ce1"/>
          <table:table-cell/>
          <table:table-cell table:style-name="ce1" table:number-columns-repeated="3"/>
          <table:table-cell/>
        </table:table-row>
        <table:table-row table:style-name="ro1">
          <table:table-cell office:value-type="string" calcext:value-type="string">
            <text:p>Slate 21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late 22</text:p>
          </table:table-cell>
          <table:table-cell table:number-columns-repeated="2"/>
          <table:table-cell office:value-type="float" office:value="0.0189587013674991" calcext:value-type="float">
            <text:p>0.018958701367499</text:p>
          </table:table-cell>
          <table:table-cell office:value-type="string" calcext:value-type="string">
            <text:p>C</text:p>
          </table:table-cell>
          <table:table-cell office:value-type="float" office:value="0.0187405184320897" calcext:value-type="float">
            <text:p>0.01874051843209</text:p>
          </table:table-cell>
          <table:table-cell office:value-type="string" calcext:value-type="string">
            <text:p>B</text:p>
          </table:table-cell>
          <table:table-cell table:style-name="ce9" office:value-type="float" office:value="0.0187412158896526" calcext:value-type="float">
            <text:p>0.018741215889653</text:p>
          </table:table-cell>
          <table:table-cell table:style-name="ce9" office:value-type="string" calcext:value-type="string">
            <text:p>AB</text:p>
          </table:table-cell>
          <table:table-cell/>
        </table:table-row>
        <table:table-row table:style-name="ro1">
          <table:table-cell office:value-type="string" calcext:value-type="string">
            <text:p>Slate 23</text:p>
          </table:table-cell>
          <table:table-cell table:number-columns-repeated="2"/>
          <table:table-cell office:value-type="float" office:value="0.50942298380014" calcext:value-type="float">
            <text:p>0.50942298380014</text:p>
          </table:table-cell>
          <table:table-cell office:value-type="string" calcext:value-type="string">
            <text:p>C</text:p>
          </table:table-cell>
          <table:table-cell office:value-type="float" office:value="0.500901134207846" calcext:value-type="float">
            <text:p>0.500901134207846</text:p>
          </table:table-cell>
          <table:table-cell office:value-type="string" calcext:value-type="string">
            <text:p>B</text:p>
          </table:table-cell>
          <table:table-cell table:style-name="ce9" office:value-type="float" office:value="0.753627163885939" calcext:value-type="float">
            <text:p>0.753627163885939</text:p>
          </table:table-cell>
          <table:table-cell table:style-name="ce9" office:value-type="string" calcext:value-type="string">
            <text:p>N</text:p>
          </table:table-cell>
          <table:table-cell/>
        </table:table-row>
        <table:table-row table:style-name="ro1" table:number-rows-repeated="6">
          <table:table-cell table:number-columns-repeated="3"/>
          <table:table-cell table:style-name="ce4"/>
          <table:table-cell/>
          <table:table-cell table:style-name="ce4"/>
          <table:table-cell table:number-columns-repeated="4"/>
        </table:table-row>
        <table:table-row table:style-name="ro1" table:number-rows-repeated="2">
          <table:table-cell table:style-name="ce3" table:number-columns-repeated="9"/>
          <table:table-cell table:style-name="Default"/>
        </table:table-row>
        <table:table-row table:style-name="ro1">
          <table:table-cell table:style-name="ce3" table:number-columns-repeated="9"/>
          <table:table-cell table:style-name="Default"/>
        </table:table-row>
      </table:table>
      <table:table table:name="combo_best_frequency" table:style-name="ta1"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office:value-type="string" calcext:value-type="string">
            <text:p>Model Letter</text:p>
          </table:table-cell>
          <table:table-cell table:style-name="ce2" office:value-type="string" calcext:value-type="string">
            <text:p>Network Type</text:p>
          </table:table-cell>
          <table:table-cell table:style-name="ce2" office:value-type="string" calcext:value-type="string">
            <text:p>Frequency in overall best model</text:p>
          </table:table-cell>
          <table:table-cell table:style-name="ce2" office:value-type="string" calcext:value-type="string">
            <text:p>Frequency in best mean mod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style-name="ce9"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/>
        </table:table-row>
      </table:table>
      <table:table table:name="scheme_4_stat_sig" table:style-name="ta1">
        <table:table-column table:style-name="co10" table:default-cell-style-name="ce13"/>
        <table:table-column table:style-name="co14" table:default-cell-style-name="ce1"/>
        <table:table-row table:style-name="ro1">
          <table:table-cell table:style-name="ce2" office:value-type="string" calcext:value-type="string">
            <text:p>Slate</text:p>
          </table:table-cell>
          <table:table-cell table:style-name="ce2" office:value-type="string" calcext:value-type="string">
            <text:p>Model pairs with statistically significant differences in distributions (No separation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A,T), (AD &amp; all other of type)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A,T), (A,AD), (G,AB), (N,AD), (T,Y), (W,AD), (Y,AD), (AB,AD)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A,T), (A,G), (A, AD), (G, AB), (N, AD), (T, W), (T, AB), (W, AD), (AB, AD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(A, W), (G,W), (G,AB), (N,AD), (T,W), (T,Y), (W,AD), (AB,AD)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(AD,N), (AD,AB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ne 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mpare_retrain_models" table:style-name="ta1">
        <table:table-column table:style-name="co15" table:default-cell-style-name="ce2"/>
        <table:table-column table:style-name="co10" table:default-cell-style-name="ce1"/>
        <table:table-column table:style-name="co9" table:default-cell-style-name="ce4"/>
        <table:table-column table:style-name="co10" table:default-cell-style-name="ce15"/>
        <table:table-column table:style-name="co10" table:default-cell-style-name="ce4"/>
        <table:table-column table:style-name="co16" table:default-cell-style-name="ce1"/>
        <table:table-column table:style-name="co10" table:default-cell-style-name="ce4"/>
        <table:table-column table:style-name="co17" table:default-cell-style-name="ce9"/>
        <table:table-column table:style-name="co18" table:default-cell-style-name="ce9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2" office:value-type="string" calcext:value-type="string">
            <text:p>1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1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ce2" office:value-type="string" calcext:value-type="string">
            <text:p>Letter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lates 2 total MSE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office:value-type="string" calcext:value-type="string">
            <text:p>C</text:p>
          </table:table-cell>
          <table:table-cell office:value-type="float" office:value="0.0140810041004002" calcext:value-type="float">
            <text:p>0.0140810041004</text:p>
          </table:table-cell>
          <table:table-cell office:value-type="string" calcext:value-type="string">
            <text:p>B</text:p>
          </table:table-cell>
          <table:table-cell office:value-type="float" office:value="0.0139380818388114" calcext:value-type="float">
            <text:p>0.013938081838811</text:p>
          </table:table-cell>
          <table:table-cell office:value-type="string" calcext:value-type="string">
            <text:p>AD</text:p>
          </table:table-cell>
          <table:table-cell table:style-name="ce3" table:formula="of:=MIN([.B2];[.D2];[.F2];[.H2])" office:value-type="float" office:value="0.0139380818388114" calcext:value-type="float">
            <text:p>0.013938081838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3 total MSE</text:p>
          </table:table-cell>
          <table:table-cell office:value-type="float" office:value="0.0240485823482409" calcext:value-type="float">
            <text:p>0.024048582348241</text:p>
          </table:table-cell>
          <table:table-cell office:value-type="string" calcext:value-type="string">
            <text:p>I</text:p>
          </table:table-cell>
          <table:table-cell table:style-name="ce1" office:value-type="float" office:value="0.0145374322142058" calcext:value-type="float">
            <text:p>0.014537432214206</text:p>
          </table:table-cell>
          <table:table-cell office:value-type="string" calcext:value-type="string">
            <text:p>AA</text:p>
          </table:table-cell>
          <table:table-cell office:value-type="float" office:value="0.0144136586412936" calcext:value-type="float">
            <text:p>0.014413658641294</text:p>
          </table:table-cell>
          <table:table-cell office:value-type="string" calcext:value-type="string">
            <text:p>AF</text:p>
          </table:table-cell>
          <table:table-cell office:value-type="float" office:value="0.0138171575187395" calcext:value-type="float">
            <text:p>0.01381715751874</text:p>
          </table:table-cell>
          <table:table-cell office:value-type="string" calcext:value-type="string">
            <text:p>AD</text:p>
          </table:table-cell>
          <table:table-cell table:style-name="ce3" table:formula="of:=MIN([.B3];[.D3];[.F3];[.H3])" office:value-type="float" office:value="0.0138171575187395" calcext:value-type="float">
            <text:p>0.01381715751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4 total MSE</text:p>
          </table:table-cell>
          <table:table-cell office:value-type="float" office:value="0.0174184668726755" calcext:value-type="float">
            <text:p>0.01741846687267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office:value-type="string" calcext:value-type="string">
            <text:p>C</text:p>
          </table:table-cell>
          <table:table-cell office:value-type="float" office:value="0.0170922884792585" calcext:value-type="float">
            <text:p>0.017092288479259</text:p>
          </table:table-cell>
          <table:table-cell office:value-type="string" calcext:value-type="string">
            <text:p>B</text:p>
          </table:table-cell>
          <table:table-cell office:value-type="float" office:value="0.0166617940800885" calcext:value-type="float">
            <text:p>0.016661794080089</text:p>
          </table:table-cell>
          <table:table-cell office:value-type="string" calcext:value-type="string">
            <text:p>W</text:p>
          </table:table-cell>
          <table:table-cell table:style-name="ce3" table:formula="of:=MIN([.B4];[.D4];[.F4];[.H4])" office:value-type="float" office:value="0.0166617940800885" calcext:value-type="float">
            <text:p>0.016661794080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5 total MSE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office:value-type="string" calcext:value-type="string">
            <text:p>F</text:p>
          </table:table-cell>
          <table:table-cell office:value-type="float" office:value="0.0149466423093761" calcext:value-type="float">
            <text:p>0.014946642309376</text:p>
          </table:table-cell>
          <table:table-cell office:value-type="string" calcext:value-type="string">
            <text:p>B</text:p>
          </table:table-cell>
          <table:table-cell office:value-type="float" office:value="0.0147434448202451" calcext:value-type="float">
            <text:p>0.014743444820245</text:p>
          </table:table-cell>
          <table:table-cell office:value-type="string" calcext:value-type="string">
            <text:p>G</text:p>
          </table:table-cell>
          <table:table-cell table:style-name="ce3" table:formula="of:=MIN([.B5];[.D5];[.F5];[.H5])" office:value-type="float" office:value="0.0147434448202451" calcext:value-type="float">
            <text:p>0.014743444820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6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6178191455684" calcext:value-type="float">
            <text:p>0.014617819145568</text:p>
          </table:table-cell>
          <table:table-cell office:value-type="string" calcext:value-type="string">
            <text:p>V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string" calcext:value-type="string">
            <text:p>T</text:p>
          </table:table-cell>
          <table:table-cell table:style-name="ce3" table:formula="of:=MIN([.B6];[.D6];[.F6];[.H6])" office:value-type="float" office:value="0.0140532772832861" calcext:value-type="float">
            <text:p>0.014053277283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7 total MSE</text:p>
          </table:table-cell>
          <table:table-cell table:style-name="ce4"/>
          <table:table-cell/>
          <table:table-cell table:style-name="ce4"/>
          <table:table-cell/>
          <table:table-cell office:value-type="float" office:value="0.0147738648155939" calcext:value-type="float">
            <text:p>0.014773864815594</text:p>
          </table:table-cell>
          <table:table-cell office:value-type="string" calcext:value-type="string">
            <text:p>V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string" calcext:value-type="string">
            <text:p>G</text:p>
          </table:table-cell>
          <table:table-cell table:style-name="ce3" table:formula="of:=MIN([.B7];[.D7];[.F7];[.H7])" office:value-type="float" office:value="0.0141082014112423" calcext:value-type="float">
            <text:p>0.014108201411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0 total MSE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office:value-type="string" calcext:value-type="string">
            <text:p>C</text:p>
          </table:table-cell>
          <table:table-cell office:value-type="float" office:value="0.908936772081587" calcext:value-type="float">
            <text:p>0.908936772081587</text:p>
          </table:table-cell>
          <table:table-cell office:value-type="string" calcext:value-type="string">
            <text:p>B</text:p>
          </table:table-cell>
          <table:table-cell office:value-type="float" office:value="0.918460855881373" calcext:value-type="float">
            <text:p>0.918460855881373</text:p>
          </table:table-cell>
          <table:table-cell office:value-type="string" calcext:value-type="string">
            <text:p>T</text:p>
          </table:table-cell>
          <table:table-cell table:formula="of:=MAX([.B8];[.D8];[.F8];[.H8])" office:value-type="float" office:value="0.918460855881373" calcext:value-type="float">
            <text:p>0.91846085588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1 total Acc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office:value-type="string" calcext:value-type="string">
            <text:p>C</text:p>
          </table:table-cell>
          <table:table-cell office:value-type="float" office:value="0.875324696302414" calcext:value-type="float">
            <text:p>0.875324696302414</text:p>
          </table:table-cell>
          <table:table-cell office:value-type="string" calcext:value-type="string">
            <text:p>B</text:p>
          </table:table-cell>
          <table:table-cell office:value-type="float" office:value="0.905349140365918" calcext:value-type="float">
            <text:p>0.905349140365918</text:p>
          </table:table-cell>
          <table:table-cell office:value-type="string" calcext:value-type="string">
            <text:p>G</text:p>
          </table:table-cell>
          <table:table-cell table:formula="of:=MAX([.B9];[.D9];[.F9];[.H9])" office:value-type="float" office:value="0.905349140365918" calcext:value-type="float">
            <text:p>0.905349140365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2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1343181994226" calcext:value-type="float">
            <text:p>0.891343181994226</text:p>
          </table:table-cell>
          <table:table-cell office:value-type="string" calcext:value-type="string">
            <text:p>V</text:p>
          </table:table-cell>
          <table:table-cell office:value-type="float" office:value="0.916538367668788" calcext:value-type="float">
            <text:p>0.916538367668788</text:p>
          </table:table-cell>
          <table:table-cell office:value-type="string" calcext:value-type="string">
            <text:p>T</text:p>
          </table:table-cell>
          <table:table-cell table:formula="of:=MAX([.B10];[.D10];[.F10];[.H10])" office:value-type="float" office:value="0.916538367668788" calcext:value-type="float">
            <text:p>0.916538367668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3 total Acc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office:value-type="string" calcext:value-type="string">
            <text:p>F</text:p>
          </table:table-cell>
          <table:table-cell office:value-type="float" office:value="0.908357985483276" calcext:value-type="float">
            <text:p>0.908357985483276</text:p>
          </table:table-cell>
          <table:table-cell office:value-type="string" calcext:value-type="string">
            <text:p>B</text:p>
          </table:table-cell>
          <table:table-cell office:value-type="float" office:value="0.91895854473114" calcext:value-type="float">
            <text:p>0.91895854473114</text:p>
          </table:table-cell>
          <table:table-cell office:value-type="string" calcext:value-type="string">
            <text:p>T</text:p>
          </table:table-cell>
          <table:table-cell table:formula="of:=MAX([.B11];[.D11];[.F11];[.H11])" office:value-type="float" office:value="0.91895854473114" calcext:value-type="float">
            <text:p>0.91895854473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ate 14 total Acc</text:p>
          </table:table-cell>
          <table:table-cell table:style-name="ce4"/>
          <table:table-cell/>
          <table:table-cell table:style-name="ce4"/>
          <table:table-cell/>
          <table:table-cell office:value-type="float" office:value="0.890321966674593" calcext:value-type="float">
            <text:p>0.890321966674593</text:p>
          </table:table-cell>
          <table:table-cell office:value-type="string" calcext:value-type="string">
            <text:p>J</text:p>
          </table:table-cell>
          <table:table-cell office:value-type="float" office:value="0.920850232243538" calcext:value-type="float">
            <text:p>0.920850232243538</text:p>
          </table:table-cell>
          <table:table-cell office:value-type="string" calcext:value-type="string">
            <text:p>G</text:p>
          </table:table-cell>
          <table:table-cell table:formula="of:=MAX([.B12];[.D12];[.F12];[.H12])" office:value-type="float" office:value="0.920850232243538" calcext:value-type="float">
            <text:p>0.920850232243538</text:p>
          </table:table-cell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Default" office:value-type="string" calcext:value-type="string">
            <text:p>Este es un poco complicado yo creo 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4" office:value-type="string" calcext:value-type="string">
            <text:p>Regression</text:p>
          </table:table-cell>
          <table:table-cell table:style-name="ce14" office:value-type="string" calcext:value-type="string">
            <text:p>1 ds, 1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1 ds, all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1 loc</text:p>
          </table:table-cell>
          <table:table-cell table:style-name="ce14" office:value-type="string" calcext:value-type="string">
            <text:p>Letter </text:p>
          </table:table-cell>
          <table:table-cell table:style-name="ce14" office:value-type="string" calcext:value-type="string">
            <text:p>Slate Origin</text:p>
          </table:table-cell>
          <table:table-cell table:style-name="ce14" office:value-type="string" calcext:value-type="string">
            <text:p>All ds, all loc</text:p>
          </table:table-cell>
          <table:table-cell table:style-name="ce14" office:value-type="string" calcext:value-type="string">
            <text:p>Letter</text:p>
          </table:table-cell>
          <table:table-cell table:style-name="ce14" office:value-type="string" calcext:value-type="string">
            <text:p>Slate Origin</text:p>
          </table:table-cell>
        </table:table-row>
        <table:table-row table:style-name="ro1">
          <table:table-cell office:value-type="string" calcext:value-type="string">
            <text:p>No temp/humidity, regression</text:p>
          </table:table-cell>
          <table:table-cell table:style-name="ce15" office:value-type="float" office:value="0.0174184668726755" calcext:value-type="float">
            <text:p>0.017418466872676</text:p>
          </table:table-cell>
          <table:table-cell table:style-name="ce18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0167978805421685" calcext:value-type="float">
            <text:p>0.01679788054216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4" calcext:value-type="float">
            <text:p>4</text:p>
          </table:table-cell>
          <table:table-cell table:style-name="ce1" office:value-type="float" office:value="0.0170922884792585" calcext:value-type="float">
            <text:p>0.017092288479259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float" office:value="0.0166617940800885" calcext:value-type="float">
            <text:p>0.016661794080089</text:p>
          </table:table-cell>
          <table:table-cell table:style-name="ce4" office:value-type="string" calcext:value-type="string">
            <text:p>W</text:p>
          </table:table-cell>
          <table:table-cell table:style-name="ce1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trained temp/humidity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 precipitation, regression</text:p>
          </table:table-cell>
          <table:table-cell office:value-type="float" office:value="0.0155566096421062" calcext:value-type="float">
            <text:p>0.01555660964210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0.0152707526018632" calcext:value-type="float">
            <text:p>0.015270752601863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5" calcext:value-type="float">
            <text:p>5</text:p>
          </table:table-cell>
          <table:table-cell table:style-name="ce1" office:value-type="float" office:value="0.0149466423093761" calcext:value-type="float">
            <text:p>0.0149466423093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float" office:value="0.0147434448202451" calcext:value-type="float">
            <text:p>0.014743444820245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trained precipitation, regression</text:p>
          </table:table-cell>
          <table:table-cell office:value-type="float" office:value="0.0146290489352784" calcext:value-type="float">
            <text:p>0.014629048935278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144095873926021" calcext:value-type="float">
            <text:p>0.014409587392602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2" calcext:value-type="float">
            <text:p>2</text:p>
          </table:table-cell>
          <table:table-cell table:style-name="ce1" office:value-type="float" office:value="0.0140810041004002" calcext:value-type="float">
            <text:p>0.014081004100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float" office:value="0.0138171575187395" calcext:value-type="float">
            <text:p>0.01381715751874</text:p>
          </table:table-cell>
          <table:table-cell table:style-name="ce4" office:value-type="string" calcext:value-type="string">
            <text:p>AD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table:style-name="ce14" office:value-type="string" calcext:value-type="string">
            <text:p>Prediction</text:p>
          </table:table-cell>
          <table:table-cell table:style-name="ce16" table:number-columns-repeated="12"/>
        </table:table-row>
        <table:table-row table:style-name="ro1">
          <table:table-cell office:value-type="string" calcext:value-type="string">
            <text:p>No temp/humidity, prediction</text:p>
          </table:table-cell>
          <table:table-cell office:value-type="float" office:value="0.77205132579224" calcext:value-type="float">
            <text:p>0.77205132579224</text:p>
          </table:table-cell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0.871764280729824" calcext:value-type="float">
            <text:p>0.871764280729824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1" calcext:value-type="float">
            <text:p>11</text:p>
          </table:table-cell>
          <table:table-cell table:style-name="ce1" office:value-type="float" office:value="0.875324696302414" calcext:value-type="float">
            <text:p>0.875324696302414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1" calcext:value-type="float">
            <text:p>11</text:p>
          </table:table-cell>
          <table:table-cell table:style-name="ce4" office:value-type="float" office:value="0.905349140365918" calcext:value-type="float">
            <text:p>0.905349140365918</text:p>
          </table:table-cell>
          <table:table-cell table:style-name="ce4" office:value-type="string" calcext:value-type="string">
            <text:p>G</text:p>
          </table:table-cell>
          <table:table-cell table:style-name="ce1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trained temp/humidity, prediction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16538367668788" calcext:value-type="float">
            <text:p>0.916538367668788</text:p>
          </table:table-cell>
          <table:table-cell table:style-name="ce9" office:value-type="string" calcext:value-type="string">
            <text:p>T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o precipitation, prediction</text:p>
          </table:table-cell>
          <table:table-cell office:value-type="float" office:value="0.813662832085457" calcext:value-type="float">
            <text:p>0.813662832085457</text:p>
          </table:table-cell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0.899970089395841" calcext:value-type="float">
            <text:p>0.899970089395841</text:p>
          </table:table-cell>
          <table:table-cell table:style-name="ce4" office:value-type="string" calcext:value-type="string">
            <text:p>F</text:p>
          </table:table-cell>
          <table:table-cell table:style-name="ce15" office:value-type="float" office:value="13" calcext:value-type="float">
            <text:p>13</text:p>
          </table:table-cell>
          <table:table-cell table:style-name="ce1" office:value-type="float" office:value="0.908357985483276" calcext:value-type="float">
            <text:p>0.908357985483276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3" calcext:value-type="float">
            <text:p>13</text:p>
          </table:table-cell>
          <table:table-cell table:style-name="ce4" office:value-type="float" office:value="0.91895854473114" calcext:value-type="float">
            <text:p>0.91895854473114</text:p>
          </table:table-cell>
          <table:table-cell table:style-name="ce4" office:value-type="string" calcext:value-type="string">
            <text:p>T</text:p>
          </table:table-cell>
          <table:table-cell table:style-name="ce1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etrained precipitation, prediction </text:p>
          </table:table-cell>
          <table:table-cell office:value-type="float" office:value="0.790376677255457" calcext:value-type="float">
            <text:p>0.790376677255457</text:p>
          </table:table-cell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876587564746539" calcext:value-type="float">
            <text:p>0.876587564746539</text:p>
          </table:table-cell>
          <table:table-cell table:style-name="ce4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" office:value-type="float" office:value="0.908936772081587" calcext:value-type="float">
            <text:p>0.908936772081587</text:p>
          </table:table-cell>
          <table:table-cell table:style-name="ce4" office:value-type="string" calcext:value-type="string">
            <text:p>B</text:p>
          </table:table-cell>
          <table:table-cell table:style-name="ce15" office:value-type="float" office:value="10" calcext:value-type="float">
            <text:p>10</text:p>
          </table:table-cell>
          <table:table-cell table:style-name="ce9" office:value-type="float" office:value="0.920850232243538" calcext:value-type="float">
            <text:p>0.920850232243538</text:p>
          </table:table-cell>
          <table:table-cell table:style-name="ce9" office:value-type="string" calcext:value-type="string">
            <text:p>G</text:p>
          </table:table-cell>
          <table:table-cell table:style-name="ce19" office:value-type="float" office:value="14" calcext:value-type="float">
            <text:p>14</text:p>
          </table:table-cell>
        </table:table-row>
        <table:table-row table:style-name="ro1">
          <table:table-cell table:style-name="Default"/>
          <table:table-cell table:style-name="ce17" table:number-columns-repeated="12"/>
        </table:table-row>
        <table:table-row table:style-name="ro1">
          <table:table-cell table:style-name="Default"/>
          <table:table-cell table:style-name="ce17" table:number-columns-repeated="12"/>
        </table:table-row>
      </table:table>
      <table:table table:name="compare_mean_from_retrained" table:style-name="ta1">
        <table:table-column table:style-name="co20" table:default-cell-style-name="ce1"/>
        <table:table-column table:style-name="co10" table:number-columns-repeated="5" table:default-cell-style-name="ce1"/>
        <table:table-row table:style-name="ro1">
          <table:table-cell/>
          <table:table-cell table:style-name="ce2" office:value-type="string" calcext:value-type="string">
            <text:p>Model Lette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ean Metri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late 3 (Comparison)</text:p>
          </table:table-cell>
          <table:table-cell office:value-type="float" office:value="0.0141090312972665" calcext:value-type="float">
            <text:p>0.014109031297267</text:p>
          </table:table-cell>
          <table:table-cell office:value-type="float" office:value="0.0147280523830511" calcext:value-type="float">
            <text:p>0.014728052383051</text:p>
          </table:table-cell>
          <table:table-cell office:value-type="float" office:value="0.0138247568005075" calcext:value-type="float">
            <text:p>0.013824756800508</text:p>
          </table:table-cell>
          <table:table-cell office:value-type="float" office:value="0.0175835054488095" calcext:value-type="float">
            <text:p>0.01758350544881</text:p>
          </table:table-cell>
          <table:table-cell office:value-type="float" office:value="0.0142970373077939" calcext:value-type="float">
            <text:p>0.014297037307794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float" office:value="0.0141387339681387" calcext:value-type="float">
            <text:p>0.014138733968139</text:p>
          </table:table-cell>
          <table:table-cell office:value-type="float" office:value="0.0146796736904113" calcext:value-type="float">
            <text:p>0.014679673690411</text:p>
          </table:table-cell>
          <table:table-cell office:value-type="float" office:value="0.0140532772832861" calcext:value-type="float">
            <text:p>0.014053277283286</text:p>
          </table:table-cell>
          <table:table-cell office:value-type="float" office:value="0.0146178191455684" calcext:value-type="float">
            <text:p>0.014617819145568</text:p>
          </table:table-cell>
          <table:table-cell office:value-type="float" office:value="0.0144602363773932" calcext:value-type="float">
            <text:p>0.014460236377393</text:p>
          </table:table-cell>
        </table:table-row>
        <table:table-row table:style-name="ro1">
          <table:table-cell office:value-type="string" calcext:value-type="string">
            <text:p>Slate 7</text:p>
          </table:table-cell>
          <table:table-cell office:value-type="float" office:value="0.0141082014112423" calcext:value-type="float">
            <text:p>0.014108201411242</text:p>
          </table:table-cell>
          <table:table-cell office:value-type="float" office:value="0.0148086015553179" calcext:value-type="float">
            <text:p>0.014808601555318</text:p>
          </table:table-cell>
          <table:table-cell office:value-type="float" office:value="0.0142565251638492" calcext:value-type="float">
            <text:p>0.014256525163849</text:p>
          </table:table-cell>
          <table:table-cell office:value-type="float" office:value="0.0147738648155939" calcext:value-type="float">
            <text:p>0.014773864815594</text:p>
          </table:table-cell>
          <table:table-cell office:value-type="float" office:value="0.0145368098746985" calcext:value-type="float">
            <text:p>0.014536809874699</text:p>
          </table:table-cell>
        </table:table-row>
        <table:table-row table:style-name="ro1">
          <table:table-cell office:value-type="string" calcext:value-type="string">
            <text:p>Slate 10 (Comparison)</text:p>
          </table:table-cell>
          <table:table-cell office:value-type="float" office:value="0.907158220807711" calcext:value-type="float">
            <text:p>0.907158220807711</text:p>
          </table:table-cell>
          <table:table-cell office:value-type="float" office:value="0.888252819577853" calcext:value-type="float">
            <text:p>0.888252819577853</text:p>
          </table:table-cell>
          <table:table-cell office:value-type="float" office:value="0.918460855881373" calcext:value-type="float">
            <text:p>0.918460855881373</text:p>
          </table:table-cell>
          <table:table-cell office:value-type="float" office:value="0.888651957776811" calcext:value-type="float">
            <text:p>0.888651957776811</text:p>
          </table:table-cell>
          <table:table-cell office:value-type="float" office:value="0.915639936923981" calcext:value-type="float">
            <text:p>0.915639936923981</text:p>
          </table:table-cell>
        </table:table-row>
        <table:table-row table:style-name="ro1">
          <table:table-cell office:value-type="string" calcext:value-type="string">
            <text:p>Slate 12</text:p>
          </table:table-cell>
          <table:table-cell office:value-type="float" office:value="0.915013487140338" calcext:value-type="float">
            <text:p>0.915013487140338</text:p>
          </table:table-cell>
          <table:table-cell office:value-type="float" office:value="0.890195226338175" calcext:value-type="float">
            <text:p>0.890195226338175</text:p>
          </table:table-cell>
          <table:table-cell office:value-type="float" office:value="0.916538367668788" calcext:value-type="float">
            <text:p>0.916538367668788</text:p>
          </table:table-cell>
          <table:table-cell office:value-type="float" office:value="0.891343181994226" calcext:value-type="float">
            <text:p>0.891343181994226</text:p>
          </table:table-cell>
          <table:table-cell office:value-type="float" office:value="0.915325418114662" calcext:value-type="float">
            <text:p>0.915325418114662</text:p>
          </table:table-cell>
        </table:table-row>
        <table:table-row table:style-name="ro1">
          <table:table-cell office:value-type="string" calcext:value-type="string">
            <text:p>Slate 14</text:p>
          </table:table-cell>
          <table:table-cell office:value-type="float" office:value="0.920850232243538" calcext:value-type="float">
            <text:p>0.920850232243538</text:p>
          </table:table-cell>
          <table:table-cell office:value-type="float" office:value="0.890321966674593" calcext:value-type="float">
            <text:p>0.890321966674593</text:p>
          </table:table-cell>
          <table:table-cell office:value-type="float" office:value="0.911345466971397" calcext:value-type="float">
            <text:p>0.911345466971397</text:p>
          </table:table-cell>
          <table:table-cell office:value-type="float" office:value="0.887511905034383" calcext:value-type="float">
            <text:p>0.887511905034383</text:p>
          </table:table-cell>
          <table:table-cell office:value-type="float" office:value="0.910638416806857" calcext:value-type="float">
            <text:p>0.910638416806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 style:data-style-name="N2" text:time-value="10:35:36.768845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28T13:43:37.249130842</meta:creation-date>
    <dc:date>2023-09-14T15:04:50.064674324</dc:date>
    <meta:editing-duration>PT18H14M52S</meta:editing-duration>
    <meta:editing-cycles>84</meta:editing-cycles>
    <meta:generator>LibreOffice/6.0.7.3$Linux_X86_64 LibreOffice_project/00m0$Build-3</meta:generator>
    <meta:document-statistic meta:table-count="6" meta:cell-count="416" meta:object-count="0"/>
  </office:meta>
</office:document-meta>
</file>